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C70AB264.png"/>
  <manifest:file-entry manifest:media-type="image/png" manifest:full-path="Pictures/100002010000020000000200712C6024.png"/>
  <manifest:file-entry manifest:media-type="image/png" manifest:full-path="Pictures/1000020100000080000000801632EA60.png"/>
  <manifest:file-entry manifest:media-type="image/png" manifest:full-path="Pictures/10000000000000E3000000DE1A2BA4A5.png"/>
  <manifest:file-entry manifest:media-type="image/png" manifest:full-path="Pictures/10000201000002E5000003D46C44D74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712cm"/>
    </style:style>
    <style:style style:name="gr2" style:family="graphic" style:parent-style-name="standard">
      <style:graphic-properties draw:stroke="solid" svg:stroke-color="#000000" draw:fill="none" draw:fill-color="#ffffff" fo:min-height="0.65cm"/>
    </style:style>
    <style:style style:name="gr3" style:family="graphic" style:parent-style-name="standard">
      <style:graphic-properties draw:stroke="solid" svg:stroke-color="#000000" draw:fill="none" draw:fill-color="#ffffff" fo:min-height="0.75cm"/>
    </style:style>
    <style:style style:name="gr4" style:family="graphic" style:parent-style-name="standard">
      <style:graphic-properties draw:stroke="solid" svg:stroke-color="#000000" draw:fill="none" draw:fill-color="#ffffff" fo:min-height="1.45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1.378cm" fo:min-width="1.128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cm" svg:height="0.963cm" svg:x="8.1cm" svg:y="2.537cm">
          <draw:text-box>
            <text:p>E1</text:p>
          </draw:text-box>
        </draw:frame>
        <draw:frame draw:style-name="gr2" draw:text-style-name="P1" draw:layer="layout" svg:width="1.6cm" svg:height="0.963cm" svg:x="18.3cm" svg:y="16cm">
          <draw:text-box>
            <text:p>E11</text:p>
          </draw:text-box>
        </draw:frame>
        <draw:frame draw:style-name="gr3" draw:text-style-name="P1" draw:layer="layout" svg:width="1.7cm" svg:height="1cm" svg:x="7.8cm" svg:y="16.1cm">
          <draw:text-box>
            <text:p>E10</text:p>
          </draw:text-box>
        </draw:frame>
        <draw:frame draw:style-name="gr1" draw:text-style-name="P1" draw:layer="layout" svg:width="1.4cm" svg:height="0.963cm" svg:x="18.3cm" svg:y="11.7cm">
          <draw:text-box>
            <text:p>E9</text:p>
          </draw:text-box>
        </draw:frame>
        <draw:frame draw:style-name="gr1" draw:text-style-name="P1" draw:layer="layout" svg:width="1.4cm" svg:height="0.963cm" svg:x="13.1cm" svg:y="11.6cm">
          <draw:text-box>
            <text:p>E8</text:p>
          </draw:text-box>
        </draw:frame>
        <draw:frame draw:style-name="gr1" draw:text-style-name="P1" draw:layer="layout" svg:width="1.4cm" svg:height="0.963cm" svg:x="8.1cm" svg:y="11.7cm">
          <draw:text-box>
            <text:p>E7</text:p>
          </draw:text-box>
        </draw:frame>
        <draw:frame draw:style-name="gr1" draw:text-style-name="P1" draw:layer="layout" svg:width="1.4cm" svg:height="0.963cm" svg:x="18.4cm" svg:y="7.1cm">
          <draw:text-box>
            <text:p>E6</text:p>
          </draw:text-box>
        </draw:frame>
        <draw:frame draw:style-name="gr1" draw:text-style-name="P1" draw:layer="layout" svg:width="1.4cm" svg:height="0.963cm" svg:x="13.2cm" svg:y="7.137cm">
          <draw:text-box>
            <text:p>E5</text:p>
          </draw:text-box>
        </draw:frame>
        <draw:frame draw:style-name="gr1" draw:text-style-name="P1" draw:layer="layout" svg:width="1.4cm" svg:height="0.963cm" svg:x="8.1cm" svg:y="7.137cm">
          <draw:text-box>
            <text:p>E4</text:p>
          </draw:text-box>
        </draw:frame>
        <draw:frame draw:style-name="gr1" draw:text-style-name="P1" draw:layer="layout" svg:width="1.4cm" svg:height="0.963cm" svg:x="18.3cm" svg:y="2.5cm">
          <draw:text-box>
            <text:p>E3</text:p>
          </draw:text-box>
        </draw:frame>
        <draw:frame draw:style-name="gr1" draw:text-style-name="P1" draw:layer="layout" svg:width="1.4cm" svg:height="0.963cm" svg:x="13.1cm" svg:y="2.537cm">
          <draw:text-box>
            <text:p>E2</text:p>
          </draw:text-box>
        </draw:frame>
        <draw:frame draw:style-name="gr4" draw:text-style-name="P1" draw:layer="layout" svg:width="3.6cm" svg:height="1.7cm" svg:x="23.3cm" svg:y="6.8cm">
          <draw:text-box>
            <text:p>Estacion</text:p>
            <text:p>Bomberos</text:p>
          </draw:text-box>
        </draw:frame>
        <draw:frame draw:style-name="gr3" draw:text-style-name="P1" draw:layer="layout" svg:width="2.8cm" svg:height="1cm" svg:x="12.7cm" svg:y="16.1cm">
          <draw:text-box>
            <text:p>Hospital</text:p>
          </draw:text-box>
        </draw:frame>
        <draw:frame draw:style-name="gr3" draw:text-style-name="P1" draw:layer="layout" svg:width="3.5cm" svg:height="1cm" svg:x="2.3cm" svg:y="7.1cm">
          <draw:text-box>
            <text:p>Comisaria</text:p>
          </draw:text-box>
        </draw:frame>
        <draw:line draw:style-name="gr5" draw:text-style-name="P2" draw:layer="layout" svg:x1="15.5cm" svg:y1="16.6cm" svg:x2="18.2cm" svg:y2="16.6cm">
          <text:p/>
        </draw:line>
        <draw:line draw:style-name="gr5" draw:text-style-name="P2" draw:layer="layout" svg:x1="14.6cm" svg:y1="12.1cm" svg:x2="18.2cm" svg:y2="12.1cm">
          <text:p/>
        </draw:line>
        <draw:line draw:style-name="gr5" draw:text-style-name="P2" draw:layer="layout" svg:x1="19cm" svg:y1="11.6cm" svg:x2="19cm" svg:y2="8.1cm">
          <text:p/>
        </draw:line>
        <draw:line draw:style-name="gr5" draw:text-style-name="P2" draw:layer="layout" svg:x1="13.9cm" svg:y1="16cm" svg:x2="13.9cm" svg:y2="12.6cm">
          <text:p/>
        </draw:line>
        <draw:line draw:style-name="gr5" draw:text-style-name="P2" draw:layer="layout" svg:x1="8.8cm" svg:y1="16.1cm" svg:x2="8.8cm" svg:y2="12.6cm">
          <text:p/>
        </draw:line>
        <draw:line draw:style-name="gr5" draw:text-style-name="P2" draw:layer="layout" svg:x1="19.8cm" svg:y1="7.6cm" svg:x2="23.4cm" svg:y2="7.6cm">
          <text:p/>
        </draw:line>
        <draw:line draw:style-name="gr5" draw:text-style-name="P2" draw:layer="layout" svg:x1="8.8cm" svg:y1="11.6cm" svg:x2="8.8cm" svg:y2="8.1cm">
          <text:p/>
        </draw:line>
        <draw:line draw:style-name="gr5" draw:text-style-name="P2" draw:layer="layout" svg:x1="19.1cm" svg:y1="7cm" svg:x2="19.1cm" svg:y2="3.5cm">
          <text:p/>
        </draw:line>
        <draw:line draw:style-name="gr5" draw:text-style-name="P2" draw:layer="layout" svg:x1="5.8cm" svg:y1="7.6cm" svg:x2="8.1cm" svg:y2="7.6cm">
          <text:p/>
        </draw:line>
        <draw:line draw:style-name="gr5" draw:text-style-name="P2" draw:layer="layout" svg:x1="13.8cm" svg:y1="7.1cm" svg:x2="13.9cm" svg:y2="3.5cm">
          <text:p/>
        </draw:line>
        <draw:line draw:style-name="gr5" draw:text-style-name="P2" draw:layer="layout" svg:x1="13.1cm" svg:y1="3cm" svg:x2="9.6cm" svg:y2="3cm">
          <text:p/>
        </draw:line>
        <draw:line draw:style-name="gr5" draw:text-style-name="P2" draw:layer="layout" svg:x1="9.5cm" svg:y1="12.1cm" svg:x2="13.1cm" svg:y2="12.1cm">
          <text:p/>
        </draw:line>
        <draw:line draw:style-name="gr5" draw:text-style-name="P2" draw:layer="layout" svg:x1="13.8cm" svg:y1="11.6cm" svg:x2="13.8cm" svg:y2="8.1cm">
          <text:p/>
        </draw:line>
        <draw:line draw:style-name="gr5" draw:text-style-name="P2" draw:layer="layout" svg:x1="14.6cm" svg:y1="7.6cm" svg:x2="18.5cm" svg:y2="7.6cm">
          <text:p/>
        </draw:line>
        <draw:line draw:style-name="gr5" draw:text-style-name="P2" draw:layer="layout" svg:x1="14.6cm" svg:y1="3cm" svg:x2="18.3cm" svg:y2="3cm">
          <text:p/>
        </draw:line>
        <draw:line draw:style-name="gr5" draw:text-style-name="P2" draw:layer="layout" svg:x1="9.5cm" svg:y1="7.6cm" svg:x2="13.2cm" svg:y2="7.6cm">
          <text:p/>
        </draw:line>
        <draw:line draw:style-name="gr5" draw:text-style-name="P2" draw:layer="layout" svg:x1="8.8cm" svg:y1="7.1cm" svg:x2="8.8cm" svg:y2="3.6cm">
          <text:p/>
        </draw:line>
        <draw:custom-shape draw:style-name="gr6" draw:text-style-name="P2" draw:layer="layout" svg:width="1.515cm" svg:height="1.2cm" svg:x="8cm" svg:y="4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" draw:text-style-name="P2" draw:layer="layout" svg:width="1.515cm" svg:height="1.2cm" svg:x="10.6cm" svg:y="6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" draw:text-style-name="P2" draw:layer="layout" svg:width="1.515cm" svg:height="1.2cm" svg:x="15.785cm" svg:y="2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" draw:text-style-name="P2" draw:layer="layout" svg:width="1.515cm" svg:height="1.2cm" svg:x="15.785cm" svg:y="6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" draw:text-style-name="P2" draw:layer="layout" svg:width="1.515cm" svg:height="1.2cm" svg:x="13cm" svg:y="9.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" draw:text-style-name="P2" draw:layer="layout" svg:width="1.515cm" svg:height="1.2cm" svg:x="10.4cm" svg:y="11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5" draw:text-style-name="P2" draw:layer="layout" svg:x1="9.5cm" svg:y1="16.5cm" svg:x2="12.6cm" svg:y2="16.6cm">
          <text:p/>
        </draw:line>
        <draw:custom-shape draw:style-name="gr6" draw:text-style-name="P2" draw:layer="layout" svg:width="1.515cm" svg:height="1.2cm" svg:x="10.4cm" svg:y="15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5" draw:text-style-name="P2" draw:layer="layout" svg:x1="19cm" svg:y1="16cm" svg:x2="19cm" svg:y2="12.7cm">
          <text:p/>
        </draw:line>
        <draw:custom-shape draw:style-name="gr6" draw:text-style-name="P2" draw:layer="layout" svg:width="1.515cm" svg:height="1.2cm" svg:x="18.2cm" svg:y="1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7" draw:text-style-name="P2" draw:layer="layout" svg:width="1.681cm" svg:height="1.644cm" svg:x="20cm" svg:y="17.456cm">
          <draw:image xlink:href="Pictures/10000000000000E3000000DE1A2BA4A5.png" xlink:type="simple" xlink:show="embed" xlink:actuate="onLoad">
            <text:p/>
          </draw:image>
        </draw:frame>
        <draw:frame draw:style-name="gr7" draw:text-style-name="P2" draw:layer="layout" svg:width="1.681cm" svg:height="1.644cm" svg:x="18.3cm" svg:y="17.456cm">
          <draw:image xlink:href="Pictures/10000000000000E3000000DE1A2BA4A5.png" xlink:type="simple" xlink:show="embed" xlink:actuate="onLoad">
            <text:p/>
          </draw:image>
        </draw:frame>
        <draw:frame draw:style-name="gr7" draw:text-style-name="P2" draw:layer="layout" svg:width="1.681cm" svg:height="1.644cm" svg:x="7.5cm" svg:y="17.5cm">
          <draw:image xlink:href="Pictures/10000000000000E3000000DE1A2BA4A5.png" xlink:type="simple" xlink:show="embed" xlink:actuate="onLoad">
            <text:p/>
          </draw:image>
        </draw:frame>
        <draw:frame draw:style-name="gr7" draw:text-style-name="P2" draw:layer="layout" svg:width="1.681cm" svg:height="1.644cm" svg:x="14.419cm" svg:y="8.1cm">
          <draw:image xlink:href="Pictures/10000000000000E3000000DE1A2BA4A5.png" xlink:type="simple" xlink:show="embed" xlink:actuate="onLoad">
            <text:p/>
          </draw:image>
        </draw:frame>
        <draw:frame draw:style-name="gr7" draw:text-style-name="P2" draw:layer="layout" svg:width="1.681cm" svg:height="1.644cm" svg:x="16.019cm" svg:y="8.097cm">
          <draw:image xlink:href="Pictures/10000000000000E3000000DE1A2BA4A5.png" xlink:type="simple" xlink:show="embed" xlink:actuate="onLoad">
            <text:p/>
          </draw:image>
        </draw:frame>
        <draw:frame draw:style-name="gr7" draw:text-style-name="P2" draw:layer="layout" svg:width="1.681cm" svg:height="1.644cm" svg:x="14.419cm" svg:y="12.456cm">
          <draw:image xlink:href="Pictures/10000000000000E3000000DE1A2BA4A5.png" xlink:type="simple" xlink:show="embed" xlink:actuate="onLoad">
            <text:p/>
          </draw:image>
        </draw:frame>
        <draw:frame draw:style-name="gr7" draw:text-style-name="P2" draw:layer="layout" svg:width="1.681cm" svg:height="1.644cm" svg:x="19.1cm" svg:y="8.2cm">
          <draw:image xlink:href="Pictures/10000000000000E3000000DE1A2BA4A5.png" xlink:type="simple" xlink:show="embed" xlink:actuate="onLoad">
            <text:p/>
          </draw:image>
        </draw:frame>
        <draw:frame draw:style-name="gr7" draw:text-style-name="P2" draw:layer="layout" svg:width="1.681cm" svg:height="1.644cm" svg:x="20.7cm" svg:y="8.156cm">
          <draw:image xlink:href="Pictures/10000000000000E3000000DE1A2BA4A5.png" xlink:type="simple" xlink:show="embed" xlink:actuate="onLoad">
            <text:p/>
          </draw:image>
        </draw:frame>
        <draw:frame draw:style-name="gr7" draw:text-style-name="P2" draw:layer="layout" svg:width="1.681cm" svg:height="1.644cm" svg:x="9.619cm" svg:y="3.256cm">
          <draw:image xlink:href="Pictures/10000000000000E3000000DE1A2BA4A5.png" xlink:type="simple" xlink:show="embed" xlink:actuate="onLoad">
            <text:p/>
          </draw:image>
        </draw:frame>
        <draw:frame draw:style-name="gr7" draw:text-style-name="P2" draw:layer="layout" svg:width="1.681cm" svg:height="1.644cm" svg:x="14.5cm" svg:y="3.4cm">
          <draw:image xlink:href="Pictures/10000000000000E3000000DE1A2BA4A5.png" xlink:type="simple" xlink:show="embed" xlink:actuate="onLoad">
            <text:p/>
          </draw:image>
        </draw:frame>
        <draw:frame draw:style-name="gr7" draw:text-style-name="P2" draw:layer="layout" svg:width="2.2cm" svg:height="2.2cm" svg:x="25.6cm" svg:y="8.5cm">
          <draw:image xlink:href="Pictures/100002010000020000000200712C6024.png" xlink:type="simple" xlink:show="embed" xlink:actuate="onLoad">
            <text:p/>
          </draw:image>
        </draw:frame>
        <draw:frame draw:style-name="gr7" draw:text-style-name="P2" draw:layer="layout" svg:width="2.2cm" svg:height="2.2cm" svg:x="23.3cm" svg:y="8.5cm">
          <draw:image xlink:href="Pictures/100002010000020000000200712C6024.png" xlink:type="simple" xlink:show="embed" xlink:actuate="onLoad">
            <text:p/>
          </draw:image>
        </draw:frame>
        <draw:frame draw:style-name="gr7" draw:text-style-name="P2" draw:layer="layout" svg:width="2.503cm" svg:height="2.503cm" svg:x="0.997cm" svg:y="10.197cm">
          <draw:image xlink:href="Pictures/100002010000020000000200C70AB264.png" xlink:type="simple" xlink:show="embed" xlink:actuate="onLoad">
            <text:p/>
          </draw:image>
        </draw:frame>
        <draw:frame draw:style-name="gr7" draw:text-style-name="P2" draw:layer="layout" svg:width="2.503cm" svg:height="2.503cm" svg:x="3.697cm" svg:y="8.2cm">
          <draw:image xlink:href="Pictures/100002010000020000000200C70AB264.png" xlink:type="simple" xlink:show="embed" xlink:actuate="onLoad">
            <text:p/>
          </draw:image>
        </draw:frame>
        <draw:frame draw:style-name="gr7" draw:text-style-name="P2" draw:layer="layout" svg:width="2.503cm" svg:height="2.503cm" svg:x="1cm" svg:y="8.2cm">
          <draw:image xlink:href="Pictures/100002010000020000000200C70AB264.png" xlink:type="simple" xlink:show="embed" xlink:actuate="onLoad">
            <text:p/>
          </draw:image>
        </draw:frame>
        <draw:frame draw:style-name="gr7" draw:text-style-name="P2" draw:layer="layout" svg:width="1.7cm" svg:height="1.7cm" svg:x="14.1cm" svg:y="17cm">
          <draw:image xlink:href="Pictures/1000020100000080000000801632EA60.png" xlink:type="simple" xlink:show="embed" xlink:actuate="onLoad">
            <text:p/>
          </draw:image>
        </draw:frame>
        <draw:frame draw:style-name="gr7" draw:text-style-name="P2" draw:layer="layout" svg:width="1.7cm" svg:height="1.7cm" svg:x="12.1cm" svg:y="17.1cm">
          <draw:image xlink:href="Pictures/1000020100000080000000801632EA60.png" xlink:type="simple" xlink:show="embed" xlink:actuate="onLoad">
            <text:p/>
          </draw:image>
        </draw:frame>
        <draw:frame draw:style-name="gr8" draw:text-style-name="P2" draw:layer="layout" svg:width="1.245cm" svg:height="1.703cm" svg:x="19.755cm" svg:y="0.897cm">
          <draw:image xlink:href="Pictures/10000201000002E5000003D46C44D745.png" xlink:type="simple" xlink:show="embed" xlink:actuate="onLoad">
            <text:p/>
          </draw:image>
        </draw:frame>
        <draw:frame draw:style-name="gr8" draw:text-style-name="P2" draw:layer="layout" svg:width="1.245cm" svg:height="1.703cm" svg:x="9.5cm" svg:y="0.797cm">
          <draw:image xlink:href="Pictures/10000201000002E5000003D46C44D745.png" xlink:type="simple" xlink:show="embed" xlink:actuate="onLoad">
            <text:p/>
          </draw:image>
        </draw:frame>
        <draw:frame draw:style-name="gr8" draw:text-style-name="P2" draw:layer="layout" svg:width="1.245cm" svg:height="1.703cm" svg:x="9.5cm" svg:y="14.3cm">
          <draw:image xlink:href="Pictures/10000201000002E5000003D46C44D745.png" xlink:type="simple" xlink:show="embed" xlink:actuate="onLoad">
            <text:p/>
          </draw:image>
        </draw:frame>
        <draw:frame draw:style-name="gr8" draw:text-style-name="P2" draw:layer="layout" svg:width="1.245cm" svg:height="1.703cm" svg:x="19.655cm" svg:y="10.097cm">
          <draw:image xlink:href="Pictures/10000201000002E5000003D46C44D745.png" xlink:type="simple" xlink:show="embed" xlink:actuate="onLoad">
            <text:p/>
          </draw:image>
        </draw:frame>
        <draw:frame draw:style-name="gr8" draw:text-style-name="P2" draw:layer="layout" svg:width="1.245cm" svg:height="1.703cm" svg:x="14.6cm" svg:y="5.4cm">
          <draw:image xlink:href="Pictures/10000201000002E5000003D46C44D74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6-02T11:16:01.851233454</meta:creation-date>
    <dc:date>2021-06-03T12:38:08.04</dc:date>
    <meta:editing-duration>PT50M49S</meta:editing-duration>
    <meta:editing-cycles>3</meta:editing-cycles>
    <meta:generator>OpenOffice/4.1.8$Win32 OpenOffice.org_project/418m3$Build-9803</meta:generator>
    <meta:document-statistic meta:object-count="63"/>
  </office:meta>
</office:document-meta>
</file>